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.0972in" style:contextual-spacing="false" fo:line-height="115%"/>
    </style:style>
    <style:style style:name="P2" style:family="paragraph" style:parent-style-name="Horizontal_20_Line">
      <style:paragraph-properties fo:margin-top="0in" fo:margin-bottom="0.0972in" style:contextual-spacing="false" fo:line-height="115%"/>
    </style:style>
    <style:style style:name="P3" style:family="paragraph" style:parent-style-name="Heading_20_2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Preformatted_20_Text" style:list-style-name="L2">
      <style:paragraph-properties fo:margin-left="0in" fo:margin-right="0in" fo:margin-top="0in" fo:margin-bottom="0.0972in" style:contextual-spacing="false" fo:line-height="115%" fo:text-indent="0in" style:auto-text-indent="false" style:writing-mode="lr-tb"/>
    </style:style>
    <style:style style:name="P7" style:family="paragraph" style:parent-style-name="Heading_20_3">
      <style:paragraph-properties fo:margin-top="0in" fo:margin-bottom="0.0972in" style:contextual-spacing="false" fo:line-height="115%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>
      <style:paragraph-properties fo:margin-top="0in" fo:margin-bottom="0.0972in" style:contextual-spacing="false" fo:line-height="115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📘 PROJECT BIBLE – VERSION 3 (POST-REFACTOR)</text:span></text:h>
      <text:p text:style-name="Text_20_body"><text:span text:style-name="Strong_20_Emphasis">DataVisualiser – Definitive Reference Document</text:span></text:p>
      <text:p text:style-name="P2"/>
      <text:h text:style-name="P3" text:outline-level="2"><text:span text:style-name="Strong_20_Emphasis">1. Mission Statement</text:span></text:h>
      <text:p text:style-name="Text_20_body">DataVisualiser is a modular, extensible desktop WPF application designed to visualize health-related time-series data with multiple transformations, comparisons, and analytical perspectives.<text:line-break/>Its core mandate is:</text:p>
      <text:list text:style-name="L1">
        <text:list-item>
          <text:p text:style-name="P4">Present data across multiple charts using different computation strategies</text:p>
        </text:list-item>
        <text:list-item>
          <text:p text:style-name="P4">Allow dynamic user-driven exploration (metric, subtype, date range, normalization mode, etc.)</text:p>
        </text:list-item>
        <text:list-item>
          <text:p text:style-name="P4">Support future expansion into more dynamic datasets, multi-layer dashboards, and runtime-computed metrics</text:p>
        </text:list-item>
        <text:list-item>
          <text:p text:style-name="P4">Maintain clean architectural separation between <text:span text:style-name="Strong_20_Emphasis">UI → ViewModel → Core Services → Computation Strategies → Rendering</text:span></text:p>
        </text:list-item>
      </text:list>
      <text:p text:style-name="Text_20_body">The system is evolving toward <text:span text:style-name="Strong_20_Emphasis">dynamic, composable visualization pipelines</text:span> with minimal UI logic and maximum flexibility.</text:p>
      <text:p text:style-name="P2"/>
      <text:h text:style-name="P3" text:outline-level="2"><text:span text:style-name="Strong_20_Emphasis">2. Guiding Principles</text:span></text:h>
      <text:list text:style-name="L2">
        <text:list-item>
          <text:p text:style-name="P5"><text:span text:style-name="Strong_20_Emphasis">Single Source of Truth:</text:span></text:p>
          <text:list>
            <text:list-item>
              <text:p text:style-name="P5">ViewModel owns all state.</text:p>
            </text:list-item>
            <text:list-item>
              <text:p text:style-name="P5">UI reflects, not dictates state.</text:p>
            </text:list-item>
          </text:list>
        </text:list-item>
        <text:list-item>
          <text:p text:style-name="P5"><text:span text:style-name="Strong_20_Emphasis">Modular, Replaceable Components:</text:span></text:p>
          <text:list>
            <text:list-item>
              <text:p text:style-name="P5">Strategies compute chart data.</text:p>
            </text:list-item>
            <text:list-item>
              <text:p text:style-name="P5">Renderer draws charts independently of the VM.</text:p>
            </text:list-item>
            <text:list-item>
              <text:p text:style-name="P5">Services supply data without UI awareness.</text:p>
            </text:list-item>
          </text:list>
        </text:list-item>
        <text:list-item>
          <text:p text:style-name="P5"><text:span text:style-name="Strong_20_Emphasis">Scalable Extensibility:</text:span></text:p>
          <text:list>
            <text:list-item>
              <text:p text:style-name="P5">Adding a new chart type = new strategy + optional UI toggle.</text:p>
            </text:list-item>
            <text:list-item>
              <text:p text:style-name="P5">Adding a new metric type = database-driven, no code change.</text:p>
            </text:list-item>
          </text:list>
        </text:list-item>
        <text:list-item>
          <text:p text:style-name="P5"><text:span text:style-name="Strong_20_Emphasis">Minimal MainWindow Logic:</text:span></text:p>
          <text:list>
            <text:list-item>
              <text:p text:style-name="P5">Move toward a declarative UI.</text:p>
            </text:list-item>
            <text:list-item>
              <text:p text:style-name="P5"><text:soft-page-break/>Eliminate business logic in code-behind.</text:p>
            </text:list-item>
          </text:list>
        </text:list-item>
        <text:list-item>
          <text:p text:style-name="P5"><text:span text:style-name="Strong_20_Emphasis">Deterministic Pipelines:</text:span><text:line-break/>Every chart update should flow through:</text:p>
          <text:p text:style-name="P6"><text:span text:style-name="Source_20_Text">UI → ViewModel → RequestChartUpdate → Computation → Rendering</text:span></text:p>
        </text:list-item>
        <text:list-item>
          <text:p text:style-name="P5"><text:span text:style-name="Strong_20_Emphasis">Consistency and Predictability:</text:span></text:p>
          <text:list>
            <text:list-item>
              <text:p text:style-name="P5">No side paths.</text:p>
            </text:list-item>
            <text:list-item>
              <text:p text:style-name="P5">No duplicate logic.</text:p>
            </text:list-item>
            <text:list-item>
              <text:p text:style-name="P5">No hidden state transitions.</text:p>
            </text:list-item>
          </text:list>
        </text:list-item>
      </text:list>
      <text:p text:style-name="P2"/>
      <text:h text:style-name="P3" text:outline-level="2"><text:span text:style-name="Strong_20_Emphasis">3. Core Concepts</text:span></text:h>
      <text:h text:style-name="P7" text:outline-level="3"><text:span text:style-name="Strong_20_Emphasis">3.1 Chart Strategies</text:span></text:h>
      <text:p text:style-name="Text_20_body">Each chart is driven by a strategy:</text:p>
      <text:list text:style-name="L3">
        <text:list-item>
          <text:p text:style-name="P8"><text:span text:style-name="Source_20_Text">SingleMetricStrategy</text:span></text:p>
        </text:list-item>
        <text:list-item>
          <text:p text:style-name="P8"><text:span text:style-name="Source_20_Text">CombinedMetricStrategy</text:span></text:p>
        </text:list-item>
        <text:list-item>
          <text:p text:style-name="P8"><text:span text:style-name="Source_20_Text">DifferenceStrategy</text:span></text:p>
        </text:list-item>
        <text:list-item>
          <text:p text:style-name="P8"><text:span text:style-name="Source_20_Text">RatioStrategy</text:span></text:p>
        </text:list-item>
        <text:list-item>
          <text:p text:style-name="P8"><text:span text:style-name="Source_20_Text">NormalizedStrategy</text:span></text:p>
        </text:list-item>
        <text:list-item>
          <text:p text:style-name="P8"><text:span text:style-name="Source_20_Text">WeeklyDistributionStrategy</text:span></text:p>
        </text:list-item>
      </text:list>
      <text:p text:style-name="Text_20_body">These strategies receive a <text:span text:style-name="Source_20_Text">ChartDataContext</text:span> and produce a <text:span text:style-name="Source_20_Text">ChartComputationResult</text:span>.</text:p>
      <text:p text:style-name="P2"/>
      <text:h text:style-name="P7" text:outline-level="3"><text:span text:style-name="Strong_20_Emphasis">3.2 Chart Data Context</text:span></text:h>
      <text:p text:style-name="Text_20_body">Stores:</text:p>
      <text:list text:style-name="L4">
        <text:list-item>
          <text:p text:style-name="P9">Metric type</text:p>
        </text:list-item>
        <text:list-item>
          <text:p text:style-name="P9">Selected subtypes</text:p>
        </text:list-item>
        <text:list-item>
          <text:p text:style-name="P9">Date range</text:p>
        </text:list-item>
        <text:list-item>
          <text:p text:style-name="P9">Raw data sets</text:p>
        </text:list-item>
        <text:list-item>
          <text:p text:style-name="P9">Smoothing settings</text:p>
        </text:list-item>
        <text:list-item>
          <text:p text:style-name="P9">Normalization mode (for Norm chart)</text:p>
        </text:list-item>
      </text:list>
      <text:p text:style-name="Text_20_body">This object ensures computations are reproducible and renderable.</text:p>
      <text:p text:style-name="P2"/>
      <text:h text:style-name="P7" text:outline-level="3"><text:soft-page-break/><text:span text:style-name="Strong_20_Emphasis">3.3 Rendering Pipeline</text:span></text:h>
      <text:list text:style-name="L5">
        <text:list-item>
          <text:p text:style-name="P10"><text:span text:style-name="Strong_20_Emphasis">ViewModel</text:span> calls <text:span text:style-name="Source_20_Text">RequestChartUpdate()</text:span></text:p>
        </text:list-item>
        <text:list-item>
          <text:p text:style-name="P10"><text:span text:style-name="Strong_20_Emphasis">ChartUpdateCoordinator</text:span> orchestrates:</text:p>
          <text:list>
            <text:list-item>
              <text:p text:style-name="P10">Strategy selection</text:p>
            </text:list-item>
            <text:list-item>
              <text:p text:style-name="P10">Data fetches</text:p>
            </text:list-item>
            <text:list-item>
              <text:p text:style-name="P10">Engine execution</text:p>
            </text:list-item>
            <text:list-item>
              <text:p text:style-name="P10">RenderModel creation</text:p>
            </text:list-item>
          </text:list>
        </text:list-item>
        <text:list-item>
          <text:p text:style-name="P10"><text:span text:style-name="Strong_20_Emphasis">ChartRenderEngine</text:span> updates LiveCharts UI components</text:p>
        </text:list-item>
      </text:list>
      <text:p text:style-name="P2"/>
      <text:h text:style-name="P7" text:outline-level="3"><text:span text:style-name="Strong_20_Emphasis">3.4 Subtype Management</text:span></text:h>
      <text:p text:style-name="Text_20_body"><text:span text:style-name="Source_20_Text">SubtypeSelectorManager</text:span> provides:</text:p>
      <text:list text:style-name="L6">
        <text:list-item>
          <text:p text:style-name="P11">Primary subtype selector</text:p>
        </text:list-item>
        <text:list-item>
          <text:p text:style-name="P11">Dynamically created subtype selectors</text:p>
        </text:list-item>
        <text:list-item>
          <text:p text:style-name="P11">Flattened list of user selections</text:p>
        </text:list-item>
      </text:list>
      <text:p text:style-name="Text_20_body">ViewModel consumes these selections to update metric context.</text:p>
      <text:p text:style-name="P2"/>
      <text:h text:style-name="P7" text:outline-level="3"><text:span text:style-name="Strong_20_Emphasis">3.5 Application State Models</text:span></text:h>
      <text:list text:style-name="L7">
        <text:list-item>
          <text:p text:style-name="P12"><text:span text:style-name="Source_20_Text">MetricState</text:span> – user metric selection + date range + subtypes</text:p>
        </text:list-item>
        <text:list-item>
          <text:p text:style-name="P12"><text:span text:style-name="Source_20_Text">ChartState</text:span> – visibility flags + last render context</text:p>
        </text:list-item>
        <text:list-item>
          <text:p text:style-name="P12"><text:span text:style-name="Source_20_Text">UiState</text:span> – loading and busy flags</text:p>
        </text:list-item>
      </text:list>
      <text:p text:style-name="Text_20_body">These are clean, small, immutable-like state containers.</text:p>
      <text:p text:style-name="P2"/>
      <text:h text:style-name="P3" text:outline-level="2"><text:soft-page-break/><text:span text:style-name="Strong_20_Emphasis">4. Functional Capabilities</text:span></text:h>
      <text:h text:style-name="P7" text:outline-level="3">✓ Load data for selected metric type</text:h>
      <text:h text:style-name="P7" text:outline-level="3">✓ Select multiple subtypes dynamically</text:h>
      <text:h text:style-name="P7" text:outline-level="3">✓ Adjust date range with instant updates</text:h>
      <text:h text:style-name="P7" text:outline-level="3">✓ Render 5 independent chart types</text:h>
      <text:h text:style-name="P7" text:outline-level="3">✓ Normalize data in multiple modes</text:h>
      <text:h text:style-name="P7" text:outline-level="3">✓ Compute weekly statistical summaries</text:h>
      <text:h text:style-name="P7" text:outline-level="3">✓ Dynamically toggle chart visibility</text:h>
      <text:h text:style-name="P7" text:outline-level="3">✓ Provide tooltip support with shared timestamp alignment</text:h>
      <text:p text:style-name="P2"/>
      <text:h text:style-name="P3" text:outline-level="2"><text:span text:style-name="Strong_20_Emphasis">5. Non-Goals (Current Phase)</text:span></text:h>
      <text:list text:style-name="L8">
        <text:list-item>
          <text:p text:style-name="P13">Fully dynamic runtime metrics</text:p>
        </text:list-item>
        <text:list-item>
          <text:p text:style-name="P13">Arbitrary user-defined computed metrics</text:p>
        </text:list-item>
        <text:list-item>
          <text:p text:style-name="P13">Plugin architecture</text:p>
        </text:list-item>
        <text:list-item>
          <text:p text:style-name="P13">Multi-window visualization</text:p>
        </text:list-item>
        <text:list-item>
          <text:p text:style-name="P13">Persistent dashboards</text:p>
        </text:list-item>
      </text:list>
      <text:p text:style-name="Text_20_body">These belong to Phase 7+.</text:p>
      <text:p text:style-name="P2"/>
      <text:h text:style-name="P3" text:outline-level="2"><text:span text:style-name="Strong_20_Emphasis">6. Near-Term Goals (Phase 6)</text:span></text:h>
      <text:p text:style-name="Text_20_body">Phase 6 will focus on:</text:p>
      <text:list text:style-name="L9">
        <text:list-item>
          <text:p text:style-name="P14">Full MVVM migration (removing MainWindow logic)</text:p>
        </text:list-item>
        <text:list-item>
          <text:p text:style-name="P14">Single unified chart update pipeline</text:p>
        </text:list-item>
        <text:list-item>
          <text:p text:style-name="P14">Strong validation integration</text:p>
        </text:list-item>
        <text:list-item>
          <text:p text:style-name="P14">Improving rendering efficiency</text:p>
        </text:list-item>
        <text:list-item>
          <text:p text:style-name="P14">Formalizing extension points for future composability</text:p>
        </text:list-item>
      </text:list>
      <text:p text:style-name="P2"/>
      <text:h text:style-name="P3" text:outline-level="2"><text:span text:style-name="Strong_20_Emphasis">7. Future Vision (Phase 7+)</text:span></text:h>
      <text:list text:style-name="L10">
        <text:list-item>
          <text:p text:style-name="P15">Reactive UIs</text:p>
        </text:list-item>
        <text:list-item>
          <text:p text:style-name="P15"><text:soft-page-break/>Real-time data flows</text:p>
        </text:list-item>
        <text:list-item>
          <text:p text:style-name="P15">Pluggable metric modules</text:p>
        </text:list-item>
        <text:list-item>
          <text:p text:style-name="P15">Multiple views / dashboards</text:p>
        </text:list-item>
        <text:list-item>
          <text:p text:style-name="P15">Cloud data ingestion</text:p>
        </text:list-item>
        <text:list-item>
          <text:p text:style-name="P15">A “composable analytics language” that describes new chart types</text:p>
        </text:list-item>
      </text:list>
      <text:p text:style-name="P2"/>
      <text:h text:style-name="P3" text:outline-level="2"><text:span text:style-name="Strong_20_Emphasis">8. Current Stability Level</text:span></text:h>
      <text:p text:style-name="Text_20_body"><text:span text:style-name="Strong_20_Emphasis">Post-refactor status:</text:span></text:p>
      <text:list text:style-name="L11">
        <text:list-item>
          <text:p text:style-name="P16">Clean structure</text:p>
        </text:list-item>
        <text:list-item>
          <text:p text:style-name="P16">Reduced duplication</text:p>
        </text:list-item>
        <text:list-item>
          <text:p text:style-name="P16">Improved modularity</text:p>
        </text:list-item>
        <text:list-item>
          <text:p text:style-name="P16">Charts render correctly</text:p>
        </text:list-item>
        <text:list-item>
          <text:p text:style-name="P16">Subtype system stable</text:p>
        </text:list-item>
        <text:list-item>
          <text:p text:style-name="P16">MVVM still partially incomplete</text:p>
        </text:list-item>
        <text:list-item>
          <text:p text:style-name="P16">Validation pipeline missing a canonical entry point</text:p>
        </text:list-item>
      </text:list>
      <text:p text:style-name="Text_20_body">The project is stable enough for Phase 6.</text:p>
      <text:p text:style-name="P2"/>
      <text:h text:style-name="P1" text:outline-level="1">END OF PROJECT BIBLE – VERSION 3</text:h>
      <text:p text:style-name="P17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09:52:40.919858900</meta:creation-date>
    <dc:date>2025-12-08T17:33:13.081422200</dc:date>
    <meta:editing-duration>PT2M49S</meta:editing-duration>
    <meta:editing-cycles>3</meta:editing-cycles>
    <meta:generator>LibreOffice/25.2.7.2$Windows_X86_64 LibreOffice_project/5cbfd1ab6520636bb5f7b99185aa69bd7456825d</meta:generator>
    <meta:document-statistic meta:table-count="0" meta:image-count="0" meta:object-count="0" meta:page-count="5" meta:paragraph-count="108" meta:word-count="590" meta:character-count="3987" meta:non-whitespace-character-count="3569"/>
  </office:meta>
</office:document-meta>
</file>